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Arial 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2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style:font-name-complex="Arial2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2pt" style:font-size-asian="12pt" style:font-name-complex="Arial2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bd477"/>
    </style:style>
    <style:style style:name="P6" style:family="paragraph" style:parent-style-name="Standard">
      <style:paragraph-properties fo:line-height="150%">
        <style:tab-stops>
          <style:tab-stop style:position="9.518cm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officeooo:rsid="000bd477" officeooo:paragraph-rsid="000bd477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1" fo:font-size="12pt" officeooo:rsid="000c7efb" officeooo:paragraph-rsid="000c7efb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fo:font-size="12pt" style:font-size-asian="12pt" style:font-size-complex="12pt"/>
    </style:style>
    <style:style style:name="P10" style:family="paragraph" style:parent-style-name="Standard">
      <style:text-properties style:font-name="Arial1" fo:font-size="12pt" officeooo:rsid="0011b0f2" officeooo:paragraph-rsid="0011b0f2" style:font-size-asian="12pt" style:font-size-complex="12pt"/>
    </style:style>
    <style:style style:name="P11" style:family="paragraph" style:parent-style-name="Standard">
      <style:text-properties style:font-name="Arial1" fo:font-size="12pt" officeooo:rsid="0016c378" officeooo:paragraph-rsid="0016c378" style:font-size-asian="12pt" style:font-size-complex="12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Arial1" fo:font-size="12pt" style:font-size-asian="12pt" style:font-name-complex="Arial2" style:font-size-complex="12pt"/>
    </style:style>
    <style:style style:name="P13" style:family="paragraph" style:parent-style-name="Standard">
      <style:text-properties officeooo:rsid="0011b0f2" officeooo:paragraph-rsid="0011b0f2"/>
    </style:style>
    <style:style style:name="P14" style:family="paragraph" style:parent-style-name="Standard">
      <style:text-properties style:font-name="Arial " fo:font-size="12pt" officeooo:paragraph-rsid="0014b7fa" style:font-size-asian="12pt" style:font-size-complex="12pt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1" fo:font-size="12pt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1" fo:font-size="12pt" style:font-size-asian="12pt" style:font-name-complex="Arial2" style:font-size-complex="12pt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1" fo:font-size="12pt" officeooo:paragraph-rsid="0010156a" style:font-size-asian="12pt" style:font-name-complex="Arial2" style:font-size-complex="12pt"/>
    </style:style>
    <style:style style:name="P20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1" fo:font-size="12pt" officeooo:rsid="0010156a" officeooo:paragraph-rsid="0010156a" style:font-size-asian="12pt" style:font-name-complex="Arial2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rsid="0014b7fa" officeooo:paragraph-rsid="0014b7fa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rsid="001331b5" officeooo:paragraph-rsid="001331b5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rsid="001331b5" officeooo:paragraph-rsid="001331b5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rsid="0014b7fa" officeooo:paragraph-rsid="0014b7fa"/>
    </style:style>
    <style:style style:name="P25" style:family="paragraph" style:parent-style-name="Standard" style:master-page-name="Converted5">
      <style:paragraph-properties fo:margin-top="0cm" fo:margin-bottom="0cm" loext:contextual-spacing="false" fo:line-height="100%" style:page-number="auto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style:font-size-asian="12pt" style:font-name-complex="Arial2" style:font-size-complex="12pt"/>
    </style:style>
    <style:style style:name="P27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28" style:family="paragraph" style:parent-style-name="Standard">
      <style:paragraph-properties fo:margin-left="1.27cm" fo:margin-right="0cm" fo:text-align="justify" style:justify-single-word="false" fo:text-indent="1.249cm" style:auto-text-indent="false"/>
    </style:style>
    <style:style style:name="P29" style:family="paragraph" style:parent-style-name="Standard">
      <style:paragraph-properties fo:margin-left="1.27cm" fo:margin-right="0cm" fo:text-indent="1.249cm" style:auto-text-indent="false"/>
      <style:text-properties style:font-name="Arial" fo:font-size="12pt" style:font-size-asian="12pt" style:font-name-complex="Arial2" style:font-size-complex="12pt"/>
    </style:style>
    <style:style style:name="P30" style:family="paragraph" style:parent-style-name="Standard">
      <style:paragraph-properties fo:margin-left="1.27cm" fo:margin-right="0cm" fo:margin-top="0cm" fo:margin-bottom="0cm" loext:contextual-spacing="true" fo:line-height="150%" fo:text-align="justify" style:justify-single-word="false" fo:text-indent="1.249cm" style:auto-text-indent="false"/>
      <style:text-properties style:font-name="Arial" fo:font-size="12pt" style:font-size-asian="12pt" style:font-name-complex="Arial2" style:font-size-complex="12pt"/>
    </style:style>
    <style:style style:name="P31" style:family="paragraph" style:parent-style-name="Standard">
      <style:paragraph-properties fo:margin-left="1.27cm" fo:margin-right="0cm" fo:margin-top="0cm" fo:margin-bottom="0cm" loext:contextual-spacing="true" fo:line-height="150%" fo:text-align="justify" style:justify-single-word="false" fo:text-indent="1.249cm" style:auto-text-indent="false"/>
      <style:text-properties style:font-name="Arial" fo:font-size="10pt" style:font-size-asian="10pt" style:font-name-complex="Arial2" style:font-size-complex="10pt"/>
    </style:style>
    <style:style style:name="P32" style:family="paragraph" style:parent-style-name="Standard">
      <style:paragraph-properties fo:margin-left="1.27cm" fo:margin-right="0cm" fo:margin-top="0cm" fo:margin-bottom="0cm" loext:contextual-spacing="true" fo:line-height="150%" fo:text-align="justify" style:justify-single-word="false" fo:text-indent="1.249cm" style:auto-text-indent="false"/>
      <style:text-properties fo:color="#ff0000" style:font-name="Arial" fo:font-size="12pt" style:font-size-asian="12pt" style:font-name-complex="Arial2" style:font-size-complex="12pt"/>
    </style:style>
    <style:style style:name="P33" style:family="paragraph" style:parent-style-name="Standard">
      <style:paragraph-properties fo:margin-left="1.249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style:font-size-asian="12pt" style:font-name-complex="Arial2" style:font-size-complex="12pt"/>
    </style:style>
    <style:style style:name="P34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2" style:font-size-complex="12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officeooo:paragraph-rsid="000c7efb" style:font-size-asian="12pt" style:font-name-complex="Arial2" style:font-size-complex="12pt"/>
    </style:style>
    <style:style style:name="P36" style:family="paragraph" style:parent-style-name="Standard">
      <style:paragraph-properties fo:margin-left="1.251cm" fo:margin-right="0cm" fo:line-height="150%" fo:text-align="justify" style:justify-single-word="false" fo:text-indent="-0.762cm" style:auto-text-indent="false"/>
      <style:text-properties style:font-name="Arial1" fo:font-size="12pt" officeooo:paragraph-rsid="000c7efb" style:font-size-asian="12pt" style:font-size-complex="12pt"/>
    </style:style>
    <style:style style:name="P37" style:family="paragraph" style:parent-style-name="Standard" style:list-style-name="WWNum2">
      <style:paragraph-properties fo:margin-left="0cm" fo:margin-right="0cm" fo:line-height="150%" fo:text-align="justify" style:justify-single-word="false" fo:orphans="2" fo:widows="2" fo:text-indent="1.3cm" style:auto-text-indent="false" style:writing-mode="lr-tb">
        <style:tab-stops>
          <style:tab-stop style:position="-0.212cm"/>
        </style:tab-stops>
      </style:paragraph-properties>
      <style:text-properties style:font-name="Arial1" fo:font-size="12pt" officeooo:paragraph-rsid="000c7efb" style:font-size-asian="12pt" style:font-size-complex="12pt"/>
    </style:style>
    <style:style style:name="P38" style:family="paragraph" style:parent-style-name="Standard" style:list-style-name="WWNum2" style:master-page-name="">
      <style:paragraph-properties fo:margin-left="0cm" fo:margin-right="0cm" fo:line-height="150%" fo:text-align="justify" style:justify-single-word="false" fo:orphans="2" fo:widows="2" fo:text-indent="1.3cm" style:auto-text-indent="false" style:page-number="auto" style:writing-mode="lr-tb">
        <style:tab-stops>
          <style:tab-stop style:position="-0.212cm"/>
        </style:tab-stops>
      </style:paragraph-properties>
      <style:text-properties style:font-name="Arial1" fo:font-size="12pt" officeooo:paragraph-rsid="000c7efb" style:font-size-asian="12pt" style:font-size-complex="12pt"/>
    </style:style>
    <style:style style:name="P39" style:family="paragraph" style:parent-style-name="Standard">
      <style:paragraph-properties fo:margin-left="0.101cm" fo:margin-right="0cm" fo:line-height="150%" fo:text-align="justify" style:justify-single-word="false" fo:orphans="2" fo:widows="2" fo:text-indent="0cm" style:auto-text-indent="false" style:writing-mode="lr-tb"/>
      <style:text-properties style:font-name="Arial1" fo:font-size="12pt" fo:font-weight="normal" officeooo:rsid="000c7efb" officeooo:paragraph-rsid="000c7efb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line-height="150%" fo:text-align="justify" style:justify-single-word="false" fo:orphans="2" fo:widows="2" fo:text-indent="1.401cm" style:auto-text-indent="false" style:writing-mode="lr-tb"/>
      <style:text-properties style:font-name="Arial1" fo:font-size="12pt" fo:font-weight="normal" officeooo:rsid="000c7efb" officeooo:paragraph-rsid="000c7efb" style:font-size-asian="12pt" style:font-weight-asian="normal" style:font-size-complex="12pt" style:font-weight-complex="normal"/>
    </style:style>
    <style:style style:name="P41" style:family="paragraph" style:parent-style-name="Standard" style:master-page-name="">
      <style:paragraph-properties fo:margin-left="0.101cm" fo:margin-right="0cm" fo:line-height="150%" fo:text-align="justify" style:justify-single-word="false" fo:orphans="2" fo:widows="2" fo:text-indent="1.401cm" style:auto-text-indent="false" style:page-number="auto" style:writing-mode="lr-tb"/>
      <style:text-properties style:font-name="Arial1" fo:font-size="12pt" style:font-size-asian="12pt" style:font-size-complex="12pt"/>
    </style:style>
    <style:style style:name="P42" style:family="paragraph" style:parent-style-name="Heading_20_2" style:list-style-name="WWNum2">
      <style:paragraph-properties fo:margin-left="1.251cm" fo:margin-right="0cm" fo:line-height="150%" fo:text-align="justify" style:justify-single-word="false" fo:text-indent="-0.762cm" style:auto-text-indent="false"/>
      <style:text-properties style:font-name="Arial1" fo:font-size="12pt" style:font-size-asian="12pt" style:font-size-complex="12pt"/>
    </style:style>
    <style:style style:name="P43" style:family="paragraph" style:parent-style-name="Heading_20_2" style:list-style-name="WWNum2">
      <style:paragraph-properties fo:margin-left="1.251cm" fo:margin-right="0cm" fo:line-height="150%" fo:text-align="justify" style:justify-single-word="false" fo:text-indent="-0.762cm" style:auto-text-indent="false"/>
      <style:text-properties style:font-name="Arial1" fo:font-size="12pt" officeooo:paragraph-rsid="000c7efb" style:font-size-asian="12pt" style:font-size-complex="12pt"/>
    </style:style>
    <style:style style:name="P44" style:family="paragraph" style:parent-style-name="Heading_20_2" style:list-style-name="WWNum2">
      <style:paragraph-properties fo:margin-left="1.251cm" fo:margin-right="0cm" fo:margin-top="0cm" fo:margin-bottom="0cm" loext:contextual-spacing="false" fo:line-height="150%" fo:text-align="justify" style:justify-single-word="false" fo:text-indent="-0.762cm" style:auto-text-indent="false"/>
    </style:style>
    <style:style style:name="P45" style:family="paragraph" style:parent-style-name="Heading_20_2" style:list-style-name="WWNum2">
      <style:paragraph-properties fo:margin-left="1cm" fo:margin-right="0cm" fo:line-height="150%" fo:text-align="justify" style:justify-single-word="false" fo:text-indent="-0.762cm" style:auto-text-indent="false"/>
      <style:text-properties style:font-name="Arial1" fo:font-size="12pt" style:font-size-asian="12pt" style:font-size-complex="12pt"/>
    </style:style>
    <style:style style:name="P46" style:family="paragraph" style:parent-style-name="Heading_20_2" style:list-style-name="WWNum2">
      <style:paragraph-properties fo:margin-left="0.751cm" fo:margin-right="0cm" fo:line-height="150%" fo:text-align="justify" style:justify-single-word="false" fo:text-indent="-0.762cm" style:auto-text-indent="false"/>
      <style:text-properties style:font-name="Arial1" fo:font-size="12pt" style:font-size-asian="12pt" style:font-size-complex="12pt"/>
    </style:style>
    <style:style style:name="P47" style:family="paragraph" style:parent-style-name="Heading_20_1" style:list-style-name="WWNum4">
      <style:paragraph-properties fo:margin-left="1.251cm" fo:margin-right="0cm" fo:text-indent="-0.635cm" style:auto-text-indent="false"/>
    </style:style>
    <style:style style:name="P48" style:family="paragraph" style:parent-style-name="Heading_20_1" style:master-page-name="Converted4">
      <style:paragraph-properties style:page-number="auto"/>
    </style:style>
    <style:style style:name="P49" style:family="paragraph" style:parent-style-name="Contents_20_2">
      <style:text-properties officeooo:paragraph-rsid="001331b5"/>
    </style:style>
    <style:style style:name="P50" style:family="paragraph" style:parent-style-name="Contents_20_1">
      <style:paragraph-properties>
        <style:tab-stops>
          <style:tab-stop style:position="1.164cm"/>
          <style:tab-stop style:position="14.982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52" style:family="paragraph" style:parent-style-name="List_20_Paragraph">
      <style:paragraph-properties fo:margin-left="0.688cm" fo:margin-right="0cm" fo:text-indent="0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53" style:family="paragraph" style:parent-style-name="List_20_Paragraph">
      <style:paragraph-properties fo:margin-left="1.251cm" fo:margin-right="0cm" fo:text-indent="0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54" style:family="paragraph" style:parent-style-name="List_20_Paragraph">
      <style:paragraph-properties fo:margin-left="1.251cm" fo:margin-right="0cm" fo:text-indent="0cm" style:auto-text-indent="false"/>
      <style:text-properties style:font-name="Arial" fo:font-size="12pt" style:font-size-asian="12pt" style:font-name-complex="Arial2" style:font-size-complex="12pt"/>
    </style:style>
    <style:style style:name="P55" style:family="paragraph" style:parent-style-name="List_20_Paragraph" style:list-style-name="WWNum4" style:master-page-name="Converted3">
      <style:paragraph-properties fo:margin-left="1.251cm" fo:margin-right="0cm" fo:text-indent="-0.635cm" style:auto-text-indent="false" style:page-number="auto"/>
    </style:style>
    <style:style style:name="P56" style:family="paragraph" style:parent-style-name="List_20_Paragraph" style:list-style-name="WWNum4">
      <style:paragraph-properties fo:margin-left="1.251cm" fo:margin-right="0cm" fo:text-indent="-0.762cm" style:auto-text-indent="false"/>
    </style:style>
    <style:style style:name="P57" style:family="paragraph" style:parent-style-name="List_20_Paragraph" style:list-style-name="WWNum4">
      <style:paragraph-properties fo:margin-left="1.251cm" fo:margin-right="0cm" fo:line-height="150%" fo:text-indent="-0.762cm" style:auto-text-indent="false"/>
    </style:style>
    <style:style style:name="P58" style:family="paragraph" style:parent-style-name="List_20_Paragraph" style:list-style-name="WWNum4">
      <style:paragraph-properties fo:margin-left="1.251cm" fo:margin-right="0cm" fo:text-indent="-0.889cm" style:auto-text-indent="false"/>
    </style:style>
    <style:style style:name="P59" style:family="paragraph" style:parent-style-name="List_20_Paragraph">
      <style:paragraph-properties fo:margin-left="2.159cm" fo:margin-right="0cm" fo:text-indent="0cm" style:auto-text-indent="false"/>
      <style:text-properties style:font-name="Arial" fo:font-size="12pt" style:font-size-asian="12pt" style:font-name-complex="Arial2" style:font-size-complex="12pt"/>
    </style:style>
    <style:style style:name="P60" style:family="paragraph" style:parent-style-name="List_20_Paragraph">
      <style:paragraph-properties fo:margin-left="2.159cm" fo:margin-right="0cm" fo:text-align="justify" style:justify-single-word="false" fo:text-indent="0cm" style:auto-text-indent="false"/>
      <style:text-properties style:font-name="Arial" fo:font-size="12pt" style:font-size-asian="12pt" style:font-name-complex="Arial2" style:font-size-complex="12pt"/>
    </style:style>
    <style:style style:name="P61" style:family="paragraph" style:parent-style-name="Footer">
      <style:paragraph-properties fo:text-align="end" style:justify-single-word="false"/>
    </style:style>
    <style:style style:name="P62" style:family="paragraph" style:parent-style-name="Footer">
      <style:paragraph-properties fo:text-align="end" style:justify-single-word="false">
        <style:tab-stops>
          <style:tab-stop style:position="1.508cm"/>
          <style:tab-stop style:position="7.5cm" style:type="center"/>
          <style:tab-stop style:position="15cm" style:type="right"/>
        </style:tab-stops>
      </style:paragraph-properties>
    </style:style>
    <style:style style:name="P63" style:family="paragraph">
      <style:paragraph-properties fo:text-align="start"/>
      <style:text-properties fo:font-size="18pt"/>
    </style:style>
    <style:style style:name="T1" style:family="text">
      <style:text-properties style:font-name="Arial" fo:font-size="12pt" style:font-size-asian="12pt" style:font-name-complex="Arial2" style:font-size-complex="12pt"/>
    </style:style>
    <style:style style:name="T2" style:family="text">
      <style:text-properties style:font-name="Arial" fo:font-size="12pt" officeooo:rsid="000bd477" style:font-size-asian="12pt" style:font-name-complex="Arial2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officeooo:rsid="000bd477" style:font-name-complex="Arial2"/>
    </style:style>
    <style:style style:name="T6" style:family="text">
      <style:text-properties fo:color="#000000" style:font-name="Arial" fo:font-size="12pt" style:font-size-asian="12pt" style:font-name-complex="Arial2" style:font-size-complex="12pt"/>
    </style:style>
    <style:style style:name="T7" style:family="text">
      <style:text-properties fo:color="#000000" style:font-name="Arial" fo:font-size="12pt" officeooo:rsid="000c7efb" style:font-size-asian="12pt" style:font-name-complex="Arial2" style:font-size-complex="12pt"/>
    </style:style>
    <style:style style:name="T8" style:family="text">
      <style:text-properties fo:color="#000000" style:font-name="Arial" fo:font-size="12pt" style:font-name-asian="Bitstream Vera Sans" style:font-size-asian="12pt" style:language-asian="pt" style:country-asian="BR" style:font-name-complex="Arial2" style:font-size-complex="12pt"/>
    </style:style>
    <style:style style:name="T9" style:family="text">
      <style:text-properties fo:color="#000000" fo:font-size="12pt" officeooo:rsid="000bd477" style:font-size-asian="12pt" style:font-name-complex="Arial2" style:font-size-complex="12pt"/>
    </style:style>
    <style:style style:name="T10" style:family="text">
      <style:text-properties fo:color="#000000" fo:font-size="12pt" officeooo:rsid="000c7efb" style:font-size-asian="12pt" style:font-name-complex="Arial2" style:font-size-complex="12pt"/>
    </style:style>
    <style:style style:name="T11" style:family="text">
      <style:text-properties fo:color="#000000" fo:font-size="12pt" style:font-size-asian="12pt" style:font-name-complex="Arial2" style:font-size-complex="12pt"/>
    </style:style>
    <style:style style:name="T12" style:family="text">
      <style:text-properties fo:color="#000000" officeooo:rsid="000bd477" style:font-name-complex="Arial2"/>
    </style:style>
    <style:style style:name="T13" style:family="text">
      <style:text-properties fo:color="#000000" officeooo:rsid="000c7efb" style:font-name-complex="Arial2"/>
    </style:style>
    <style:style style:name="T14" style:family="text">
      <style:text-properties fo:color="#000000" style:font-name-complex="Arial2"/>
    </style:style>
    <style:style style:name="T15" style:family="text">
      <style:text-properties style:font-name-complex="Arial2"/>
    </style:style>
    <style:style style:name="T16" style:family="text">
      <style:text-properties style:font-name-complex="Arial2" style:font-size-complex="12pt"/>
    </style:style>
    <style:style style:name="T17" style:family="text">
      <style:text-properties officeooo:rsid="001203b2" style:font-name-complex="Arial2"/>
    </style:style>
    <style:style style:name="T18" style:family="text">
      <style:text-properties style:font-name="Calibri" fo:font-size="11pt" fo:font-weight="normal" style:font-name-asian="F" style:font-size-asian="11pt" style:language-asian="pt" style:country-asian="BR" style:font-weight-asian="normal" style:font-name-complex="F" style:font-size-complex="11pt" style:font-weight-complex="normal"/>
    </style:style>
    <style:style style:name="T19" style:family="text">
      <style:text-properties style:font-name="Calibri" fo:font-size="11pt" style:font-name-asian="F" style:font-size-asian="11pt" style:language-asian="pt" style:country-asian="BR" style:font-name-complex="F" style:font-size-complex="11pt" style:font-style-complex="normal"/>
    </style:style>
    <style:style style:name="T20" style:family="text">
      <style:text-properties text:display="true"/>
    </style:style>
    <style:style style:name="T21" style:family="text">
      <style:text-properties officeooo:rsid="001331b5" text:display="true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name-complex="Arial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4b7fa" style:font-weight-asian="bold" style:font-weight-complex="bold"/>
    </style:style>
    <style:style style:name="T26" style:family="text">
      <style:text-properties fo:color="#0d0d0d" style:font-name-complex="Arial2" style:font-size-complex="12pt"/>
    </style:style>
    <style:style style:name="T27" style:family="text">
      <style:text-properties officeooo:rsid="000e1c20"/>
    </style:style>
    <style:style style:name="T28" style:family="text">
      <style:text-properties officeooo:rsid="0011b0f2"/>
    </style:style>
    <style:style style:name="T29" style:family="text">
      <style:text-properties officeooo:rsid="001203b2"/>
    </style:style>
    <style:style style:name="T30" style:family="text">
      <style:text-properties officeooo:rsid="001331b5"/>
    </style:style>
    <style:style style:name="T31" style:family="text">
      <style:text-properties officeooo:rsid="0014b7fa"/>
    </style:style>
    <style:style style:name="T32" style:family="text">
      <style:text-properties style:font-name="Arial1"/>
    </style:style>
    <style:style style:name="T33" style:family="text">
      <style:text-properties style:font-name="Arial1" fo:font-size="12pt" style:font-size-asian="12pt" style:font-size-complex="12pt"/>
    </style:style>
    <style:style style:name="T34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71cm" svg:stroke-color="#ffffff" draw:fill="solid" draw:fill-color="#ffffff" draw:textarea-vertical-align="top" draw:auto-grow-height="false" fo:min-height="0.605cm" fo:min-width="1.48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-start text:name="_Toc355122375"/><text:bookmark-start text:name="_Toc355122277"/><text:bookmark-start text:name="_Toc355121368"/><text:bookmark-start text:name="_Toc335746880"/><text:bookmark-start text:name="_Toc336620045"/><text:bookmark-start text:name="_Toc336620307"/><text:bookmark-start text:name="_Toc336620427"/><text:bookmark-start text:name="_Toc336620698"/><text:span text:style-name="T1">UNIVERSIDADE DA REGIÃO DE JOINVILLE – UNIVILLE</text:span><text:bookmark-end text:name="_Toc355122375"/><text:bookmark-end text:name="_Toc355122277"/><text:bookmark-end text:name="_Toc355121368"/><text:bookmark-end text:name="_Toc335746880"/><text:bookmark-end text:name="_Toc336620045"/><text:bookmark-end text:name="_Toc336620307"/><text:bookmark-end text:name="_Toc336620427"/><text:bookmark-end text:name="_Toc336620698"/></text:p>
      <text:p text:style-name="P1"><text:span text:style-name="T1">BACHARELADO EM </text:span><text:span text:style-name="T2">ENGENHARIA DE SOFTWARE</text:span></text:p>
      <text:p text:style-name="P2"/>
      <text:p text:style-name="P2"/>
      <text:p text:style-name="P2"/>
      <text:p text:style-name="P2"/>
      <text:p text:style-name="P2"/>
      <text:p text:style-name="P4"/>
      <text:p text:style-name="P7"><text:span text:style-name="T6">ANÁLISE DE MÉTODOS</text:span><text:span text:style-name="T7"> E FERRAMENTAS</text:span><text:span text:style-name="T6"> </text:span><text:span text:style-name="T7">DE</text:span><text:span text:style-name="T6"> DESENVOLVIMENTO DE DOCUMENTAÇÃO EM METODOLOGIAS ÁGEIS </text:span></text:p>
      <text:p text:style-name="P2"/>
      <text:p text:style-name="P2"/>
      <text:p text:style-name="P2"><text:bookmark-start text:name="_Toc335746885"/><text:bookmark-start text:name="_Toc336620050"/><text:bookmark-start text:name="_Toc336620312"/><text:bookmark-start text:name="_Toc336620432"/><text:bookmark-start text:name="_Toc336620703"/></text:p>
      <text:p text:style-name="P2"/>
      <text:p text:style-name="P7"><text:bookmark-end text:name="_Toc335746885"/><text:bookmark-end text:name="_Toc336620050"/><text:bookmark-end text:name="_Toc336620312"/><text:bookmark-end text:name="_Toc336620432"/><text:bookmark-end text:name="_Toc336620703"/><text:span text:style-name="T1">JONATHAN JUARES BEBER</text:span></text:p>
      <text:p text:style-name="P7"><text:span text:style-name="T1">Anderson</text:span></text:p>
      <text:p text:style-name="P1"><text:span text:style-name="T1">Projeto Integrador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bookmark-start text:name="_Toc355122378"/><text:bookmark-start text:name="_Toc355122280"/><text:bookmark-start text:name="_Toc355121371"/><text:bookmark-start text:name="_Toc335746889"/><text:bookmark-start text:name="_Toc336620052"/><text:bookmark-start text:name="_Toc336620314"/><text:bookmark-start text:name="_Toc336620434"/><text:bookmark-start text:name="_Toc336620705"/><text:span text:style-name="T1">Joinville – SC</text:span><text:bookmark-end text:name="_Toc355122378"/><text:bookmark-end text:name="_Toc355122280"/><text:bookmark-end text:name="_Toc355121371"/><text:bookmark-end text:name="_Toc335746889"/><text:bookmark-end text:name="_Toc336620052"/><text:bookmark-end text:name="_Toc336620314"/><text:bookmark-end text:name="_Toc336620434"/><text:bookmark-end text:name="_Toc336620705"/></text:p>
      <text:p text:style-name="P5"><draw:custom-shape text:anchor-type="paragraph" draw:z-index="0" draw:name="Retângulo 1" draw:style-name="gr1" draw:text-style-name="P63" svg:width="1.987cm" svg:height="0.854cm" svg:x="13.848cm" svg:y="1.60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2015</text:span></text:p>
      <text:p text:style-name="P5"><text:span text:style-name="T5"/></text:p>
      <text:list xml:id="list9110013940811471443" text:style-name="WWNum4">
        <text:list-item>
          <text:h text:style-name="P47" text:outline-level="1"><text:bookmark-start text:name="_Toc411849720"/><text:bookmark-start text:name="_Toc342329928"/><text:bookmark-start text:name="_Toc338834458"/><text:bookmark-start text:name="_Toc338834217"/><text:bookmark-start text:name="_Toc338744724"/><text:bookmark-start text:name="_Toc338744690"/><text:bookmark-start text:name="_Toc338744490"/><text:bookmark-start text:name="_Toc325733151"/><text:soft-page-break/><text:span text:style-name="T26">DEFINIÇÃO DO </text:span><text:bookmark-end text:name="_Toc342329928"/><text:bookmark-end text:name="_Toc338834458"/><text:bookmark-end text:name="_Toc338834217"/><text:bookmark-end text:name="_Toc338744724"/><text:bookmark-end text:name="_Toc338744690"/><text:bookmark-end text:name="_Toc338744490"/><text:bookmark-end text:name="_Toc325733151"/><text:span text:style-name="T26">PROJETO</text:span><text:bookmark-end text:name="_Toc411849720"/></text:h>
        </text:list-item>
      </text:list>
      <text:p text:style-name="P9"/>
      <text:list xml:id="list858428598012096092" text:style-name="WWNum2">
        <text:list-item>
          <text:list>
            <text:list-item>
              <text:h text:style-name="P43" text:outline-level="2"><text:bookmark-start text:name="_Toc342329929"/><text:bookmark-start text:name="_Toc411849721"/>Título<text:bookmark-end text:name="_Toc411849721"/></text:h>
            </text:list-item>
          </text:list>
        </text:list-item>
      </text:list>
      <text:p text:style-name="P36"/>
      <text:list xml:id="list195032793621874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8"><text:span text:style-name="T12"><text:s text:c="10"/>Análise de métodos</text:span><text:span text:style-name="T13"> e ferramentas</text:span><text:span text:style-name="T12"> </text:span><text:span text:style-name="T13">de</text:span><text:span text:style-name="T12"> desenvolvimento de documentação em metodologias ágeis.</text:span></text:p>
                                          <text:p text:style-name="P37"><text:span text:style-name="T12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42" text:outline-level="2"><text:bookmark-start text:name="_Toc411849722"/>Tema<text:bookmark-end text:name="_Toc411849722"/></text:h>
            </text:list-item>
          </text:list>
        </text:list-item>
      </text:list>
      <text:p text:style-name="P9"/>
      <text:p text:style-name="P8"><text:tab/>Um produto de software é caracterizado por diversas partes e entre elas está enquadrada a documentação. <text:span text:style-name="T28">A documentação mais do que parte do produto de software, é parte essencial dos requisitos de qualidade do mesmo. Nesse momento não está sendo citado a documentação para clientes, e sim a documentação da aplicação para equipe técnica e gerencial responsável pelo software.</text:span></text:p>
      <text:p text:style-name="P8"><text:tab/>Atualmente a utilização de métodos ágeis está mais comu<text:span text:style-name="T28">m</text:span>, prevalecendo o desenvolvimento de forma rápida e eficaz, resuzindo tempos de entrega e prazos. <text:span text:style-name="T28">Essa nova metodologia também engloba a definição de que é necessário mais atenção ao software funcional como um todo do que documentação compreensiva. </text:span><text:s/></text:p>
      <text:p text:style-name="P8"><text:tab/>Dessa forma o tema proposto visa analisar os métodos e ferramentas que possam ser utilizados em conjunto com um gerencimento ágil de projeto de software, <text:span text:style-name="T29">trazendo a capacidade de equipes de manutenção, implantação e personalização do software serem capazes de compreender o processo de desenvolvimento e detalhes da funcionalidade do produto sem a necessidade de analisar todo o código, o que muitas vezes não se torna possível e traz sérios riscos para segurança da aplicação ou agride regras de modularização do código. </text:span></text:p>
      <text:p text:style-name="P8"/>
      <text:list xml:id="list195032035028948" text:continue-numbering="true" text:style-name="WWNum2">
        <text:list-item>
          <text:list>
            <text:list-item>
              <text:h text:style-name="P42" text:outline-level="2"><text:bookmark-start text:name="_Toc411849723"/><text:soft-page-break/>P<text:bookmark-end text:name="_Toc342329929"/>roblema<text:bookmark-end text:name="_Toc411849723"/></text:h>
            </text:list-item>
          </text:list>
        </text:list-item>
      </text:list>
      <text:p text:style-name="P18"/>
      <text:p text:style-name="P19"><text:tab/><text:span text:style-name="T27">A documentação de software vem sendo tranformada pela utilização de metodologia ágeis de gerenciamento de projetos de software, como o Scrum. Essas metodologias trazem em si a ideia de não serem como as metodologias tradicionais, também chamadas de “metodologias baseadas em documentação.” </text:span></text:p>
      <text:p text:style-name="P19"/>
      <text:p text:style-name="P19"><text:span text:style-name="T27"><text:tab/>As metodologias mais tradicionais acabavam <text:s/>por engessar o desenvolvimento, tornando-o demorado e cheio de processos lentos, muitas vezes, gerando documentação desnecessária. Cabe relembrar que o uso dessas metodologias é extramente necessário em casos de sistemas críticos. A quebra de paradigma, saindo de meotodologias tradicionais para novas metodologias traz alguns pontos que merecem destaque:</text:span></text:p>
      <text:p text:style-name="P19"/>
      <text:list xml:id="list1106558310154379106" text:style-name="L1">
        <text:list-item>
          <text:p text:style-name="P20"><text:tab/>Como gerar documentação, de forma ágil, sem engessar o desenvolvimento, <text:span text:style-name="T28">porém, provendo todas as informações necessárias para equipes de implantação, manutenção conseguirem realizar suas tarefas, incluindo pequenas personalizações? </text:span></text:p>
          <text:p text:style-name="P20"/>
        </text:list-item>
        <text:list-item>
          <text:p text:style-name="P20"><text:tab/><text:span text:style-name="T28">Quais os métodos e ferramentas disponíveis que podem ser utilizados junto a metodologias ágeis, capazes de gerar documentação também de forma ágil?</text:span></text:p>
          <text:p text:style-name="P20"/>
        </text:list-item>
        <text:list-item>
          <text:p text:style-name="P20"><text:tab/><text:span text:style-name="T28">Qual a melhor forma de avaliar ferramentas e métodos já especificados?</text:span></text:p>
          <text:p text:style-name="P12"><text:span text:style-name="T14"/></text:p>
        </text:list-item>
      </text:list>
      <text:list xml:id="list195033344788332" text:continue-list="list195032035028948" text:style-name="WWNum2">
        <text:list-item>
          <text:list>
            <text:list-item>
              <text:h text:style-name="P45" text:outline-level="2"><text:bookmark-start text:name="_Toc411849724"/><text:bookmark-end text:name="_Toc411849724"/><text:bookmark-start text:name="_Toc411849726"/><text:span text:style-name="T15">Justificativa</text:span><text:bookmark-end text:name="_Toc411849726"/></text:h>
            </text:list-item>
          </text:list>
        </text:list-item>
      </text:list>
      <text:p text:style-name="P41"/>
      <text:p text:style-name="P39"><text:span text:style-name="T15"><text:tab/>A utlização de métodos ágeis traz como padrão a norma de que o próprio código é a documentação. Essa prática au</text:span><text:span text:style-name="T17">x</text:span><text:span text:style-name="T15">ilia no desenvovlimento de forma rápida e em teoria força o desenvolvedor para utilização de boas práticas em seu código.</text:span></text:p>
      <text:p text:style-name="P39"><text:soft-page-break/><text:span text:style-name="T15"><text:tab/>Porém <text:s/>a documentação ainda se faz, muitas vezes, necesária. Sem ela equipes de suporte necessitariam analisar todo o código para realizar implantações de funcionalidades ou pequenas personalições. </text:span><text:span text:style-name="T17">O manifesto ágil deixa claro que o software funcionalé mais importante do que a documentação clara, porém, a probletimzação já apresentada demonstra a necessidade da documentação e a necessidade de um processo capaz de gerar documentação também de forma ágil. </text:span></text:p>
      <text:p text:style-name="P40"><text:span text:style-name="T15">As práticas e ferramentas para geraç</text:span><text:span text:style-name="T17">ão</text:span><text:span text:style-name="T15"> de documentação auxiliam a cumprir essa tarefa de forma prática, não comprometendo a agilidade do desenvolvimento e facilitando a manutenção, implantação e customização. </text:span><text:span text:style-name="T17">Porém é necessário um estudo voltado para as mesmas, definindo formas de comparação e qualidade, sem ferir o manifesto ágil.</text:span></text:p>
      <text:p text:style-name="P35"/>
      <text:h text:style-name="P48" text:outline-level="1"><text:bookmark-start text:name="_Toc411849739"/><text:span text:style-name="T16">REFERÊNCIAS</text:span><text:bookmark-end text:name="_Toc411849739"/></text:h>
      <text:p text:style-name="P14"/>
      <text:p text:style-name="P14"><text:span text:style-name="T31">MACHADO, Marcos; MEDINA, Sérgio Gustavo. </text:span><text:span text:style-name="T25">SCRUM – Método Ágil</text:span><text:span text:style-name="T31">: uma mudança cultural na Gestão de Projetos de Desenvolvimento de Software. Intraciência, [s.l.], p.58-71, jul. 2009. Disponível em: &lt;http://www.faculdadedoguaruja.edu.br/revista/downloads/edicao12009/Artigo_5_Prof_Marcos.pdf&gt;. Acesso em: 9 mar. 2015.</text:span></text:p>
      <text:p text:style-name="P13"/>
      <text:p text:style-name="P10">ZANATTA, Alexandre Lazaretti; VILAIN, Patrícia. Uma análise do método ágil Scrum conforme abordagem nas áreas de processo Gerenciamento e Desenvolvimento de Requisitos do CMMI. In: <text:span text:style-name="T22">WER</text:span>. 2005. p. 209-220.</text:p>
      <text:p text:style-name="P11">RÊGO, Claudete M. et al. <text:span text:style-name="T22">Qualidade de software: visões de produto e processo de software</text:span>. CITS, 1997. <text:span text:style-name="T30">Disponível em: &lt;</text:span>https://xa.yimg.com/kq/groups/21646421/371309618/name/Modelos+de+Qualidade+de+Software.pdf<text:span text:style-name="T30">&gt;. Acesso em: 10 mar. 2015.</text:span></text:p>
      <text:p text:style-name="P23"><text:span text:style-name="T33">OLIVEIRA, Ebenezer Silva de. </text:span><text:span text:style-name="Strong_20_Emphasis"><text:span text:style-name="T33">Uso de Metodologias Ágeis no Desenvolvimento de Software. </text:span></text:span><text:span text:style-name="T33">2003. 38 f. Monografia (Especialização) - Curso de EspecializaÇÃo em InformÁtica: Ênfase: Engenharia de Software, Departamento de CiÊncia da ComputaÇÃo, Universidade Federal de Minas Gerais, Belo Horizonte, 2003. Disponível em: &lt;http://www.cpdee.ufmg.br/~renato/TesesEDissertacoesOrientadas/Monografia-EbenezerSilvaOliveira.pdf&gt;. Acesso em: 10 mar. 2015.</text:span></text:p>
      <text:p text:style-name="P23"/>
      <text:p text:style-name="P23"><text:span text:style-name="T33">SOARES, Michel dos Santos. Metodologias Ágeis Extreme Programming e Scrum para o Desenvolvimento de Software. </text:span><text:span text:style-name="Strong_20_Emphasis"><text:span text:style-name="T33">Resi: Revista Eletrônica de Sistemas de Informação, </text:span></text:span><text:span text:style-name="T33">Conselheiro Lafaiete, v. 3, n. 1, nov. 2004. Quadrimestral. Disponível em: &lt;http://189.16.45.2/ojs/index.php/reinfo/article/download/146/38&gt;. Acesso em: 3 mar. 2015.</text:span></text:p>
      <text:p text:style-name="P22"/>
      <text:p text:style-name="P24"><text:span text:style-name="T33">BISSI, Wilson. </text:span><text:span text:style-name="Strong_20_Emphasis"><text:span text:style-name="T33">SCRUM: </text:span></text:span><text:span text:style-name="T33">Metodologia de desenvolvimento ágil. 2007. 4 f. TCC (Graduação) - Curso de Tecnologia em Análise e Desenvolv Imento de<text:tab/> Sistemas, Centro Universitário de Maringá, Maringá, 2007. Disponível em: &lt;http://revista.grupointegrado.br/revista/index.php/campodigital/article/viewFile/312/146&gt;. Acesso em: 11 mar. 2015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Arial 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margin-top="0.353cm" fo:margin-bottom="0cm" loext:contextual-spacing="false" fo:keep-together="always" fo:keep-with-next="always"/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weight-complex="bold"/>
    </style:style>
    <style:style style:name="SENAI-Estilo_20_Folha_20_de_20_Rosto" style:display-name="SENAI-Estilo Folha de Rosto" style:family="paragraph" style:default-outline-level="">
      <style:paragraph-properties fo:margin-top="0cm" fo:margin-bottom="0cm" loext:contextual-spacing="false" fo:line-height="150%" fo:text-align="center" style:justify-single-word="false" fo:orphans="0" fo:widows="0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Bitstream Vera Sans" style:font-family-asian="'Bitstream Vera Sans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1" style:display-name="Contents 1" style:family="paragraph" style:auto-update="true" style:default-outline-level="" style:class="index">
      <style:text-properties style:font-name="Arial" fo:font-family="Arial" style:font-family-generic="roman" style:font-pitch="variabl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auto-update="true" style:default-outline-level="" style:class="index">
      <style:paragraph-properties fo:line-height="150%">
        <style:tab-stops>
          <style:tab-stop style:position="1.164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0pt" style:font-style-complex="italic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Contents_20_3" style:display-name="Contents 3" style:family="paragraph" style:auto-update="true" style:default-outline-level="" style:class="index">
      <style:paragraph-properties>
        <style:tab-stops>
          <style:tab-stop style:position="2.328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fo:color="#365f91" style:font-name="Cambria" fo:font-family="Cambria" style:font-family-generic="roman" style:font-pitch="variable" fo:font-size="14pt" style:font-size-asian="14pt" style:language-asian="pt" style:country-asian="BR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3pt" style:font-weight-complex="bold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6699" style:text-line-through-style="none" style:text-line-through-type="none" fo:language="zxx" fo:country="none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exto_20_sem_20_Formatação_20_Char" style:display-name="Texto sem Formatação Char" style:family="text" style:parent-style-name="Default_20_Paragraph_20_Font"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ps" style:family="text" style:parent-style-name="Default_20_Paragraph_20_Fon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51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06cm" fo:margin-left="1.3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>
        <style:tab-stops>
          <style:tab-stop style:position="1.508cm"/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  <style:master-page style:name="Converted1" style:page-layout-name="Mpm1">
      <style:footer>
        <text:p text:style-name="MP2"><text:page-number text:select-page="current">3</text:page-number></text:p>
        <text:p text:style-name="Footer"/>
      </style:footer>
    </style:master-page>
    <style:master-page style:name="Converted2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Converted3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Converted4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Converted5" style:page-layout-name="Mpm1">
      <style:footer>
        <text:p text:style-name="MP1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yan Carlo da Silva</meta:initial-creator>
    <dc:creator>Jonathan Beber</dc:creator>
    <meta:editing-cycles>6</meta:editing-cycles>
    <meta:creation-date>2015-02-16T13:31:00</meta:creation-date>
    <dc:date>2015-03-16T19:50:31.907275689</dc:date>
    <meta:editing-duration>PT5H16M55S</meta:editing-duration>
    <meta:generator>LibreOffice/4.3.5.2.0$Linux_X86_64 LibreOffice_project/430$Build-2</meta:generator>
    <meta:document-statistic meta:table-count="0" meta:image-count="0" meta:object-count="0" meta:page-count="5" meta:paragraph-count="41" meta:word-count="778" meta:character-count="5653" meta:non-whitespace-character-count="4891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